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567" officeooo:paragraph-rsid="00138567"/>
    </style:style>
    <style:style style:name="P2" style:family="paragraph" style:parent-style-name="Standard">
      <style:text-properties officeooo:rsid="00138567" officeooo:paragraph-rsid="00156603"/>
    </style:style>
    <style:style style:name="P3" style:family="paragraph" style:parent-style-name="Standard">
      <style:text-properties officeooo:paragraph-rsid="00156603"/>
    </style:style>
    <style:style style:name="P4" style:family="paragraph" style:parent-style-name="Standard">
      <style:text-properties officeooo:rsid="00156603" officeooo:paragraph-rsid="00156603"/>
    </style:style>
    <style:style style:name="P5" style:family="paragraph" style:parent-style-name="Standard">
      <style:text-properties officeooo:paragraph-rsid="0017446d"/>
    </style:style>
    <style:style style:name="P6" style:family="paragraph" style:parent-style-name="Standard">
      <style:text-properties officeooo:rsid="0019007a" officeooo:paragraph-rsid="0019007a"/>
    </style:style>
    <style:style style:name="T1" style:family="text">
      <style:text-properties officeooo:rsid="00138567"/>
    </style:style>
    <style:style style:name="T2" style:family="text">
      <style:text-properties officeooo:rsid="00156603"/>
    </style:style>
    <style:style style:name="T3" style:family="text">
      <style:text-properties officeooo:rsid="001744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1 redes</text:p>
      <text:p text:style-name="P6">11.7 tabla</text:p>
      <text:p text:style-name="P4">Enderezos de red </text:p>
      <text:p text:style-name="P4"/>
      <text:p text:style-name="P1">Caso 1 /<text:span text:style-name="T2">24</text:span></text:p>
      <text:p text:style-name="P4">24 24 =0bit</text:p>
      <text:p text:style-name="P4"/>
      <text:p text:style-name="P3"><text:span text:style-name="T1">172.20.31.</text:span><text:span text:style-name="T2">x</text:span><text:span text:style-name="T1">/24 →</text:span><text:span text:style-name="T2"> </text:span><text:span text:style-name="T1">172.20.31.</text:span><text:span text:style-name="T2">0</text:span><text:span text:style-name="T1">/24 <text:s/></text:span></text:p>
      <text:p text:style-name="P1"/>
      <text:p text:style-name="P1">caso 2</text:p>
      <text:p text:style-name="P1"/>
      <text:p text:style-name="P4">28 24=4 bitsd 16 redes</text:p>
      <text:p text:style-name="P1"/>
      <text:p text:style-name="P2">172.20.31.<text:span text:style-name="T2">x</text:span>/2<text:span text:style-name="T2">8 <text:s/></text:span>→<text:span text:style-name="T2"> </text:span>172.20.31.<text:span text:style-name="T2">0</text:span>/2<text:span text:style-name="T2">8</text:span></text:p>
      <text:p text:style-name="P3"><text:span text:style-name="T1"><text:s text:c="26"/>→</text:span><text:span text:style-name="T2"> <text:s/></text:span><text:span text:style-name="T1">172.20.31.</text:span><text:span text:style-name="T2">16</text:span><text:span text:style-name="T1">/2</text:span><text:span text:style-name="T2">8</text:span><text:span text:style-name="T1"> </text:span></text:p>
      <text:p text:style-name="P3"><text:span text:style-name="T1"><text:s text:c="26"/>→</text:span><text:span text:style-name="T2"> <text:s/></text:span><text:span text:style-name="T1">172.20.31.</text:span><text:span text:style-name="T2">32</text:span><text:span text:style-name="T1">/2</text:span><text:span text:style-name="T2">8</text:span><text:span text:style-name="T1"> </text:span></text:p>
      <text:p text:style-name="P3"><text:span text:style-name="T1"><text:s text:c="26"/>→</text:span><text:span text:style-name="T2"> <text:s/></text:span><text:span text:style-name="T1">172.20.31.</text:span><text:span text:style-name="T2">48</text:span><text:span text:style-name="T1">/2</text:span><text:span text:style-name="T2">8</text:span><text:span text:style-name="T1"> </text:span></text:p>
      <text:p text:style-name="P3"><text:span text:style-name="T1"><text:s text:c="26"/>→</text:span><text:span text:style-name="T2"> <text:s/></text:span><text:span text:style-name="T1">172.20.31.</text:span><text:span text:style-name="T2">64</text:span><text:span text:style-name="T1">/2</text:span><text:span text:style-name="T2">8</text:span><text:span text:style-name="T1"> </text:span></text:p>
      <text:p text:style-name="P3"><text:span text:style-name="T1"><text:s text:c="26"/>→</text:span><text:span text:style-name="T2"> <text:s/></text:span><text:span text:style-name="T1">172.20.31.</text:span><text:span text:style-name="T2">80</text:span><text:span text:style-name="T1">/2</text:span><text:span text:style-name="T2">8</text:span><text:span text:style-name="T1"> </text:span></text:p>
      <text:p text:style-name="P3"><text:span text:style-name="T1"><text:s text:c="26"/>→</text:span><text:span text:style-name="T2"> <text:s/></text:span><text:span text:style-name="T1">172.20.31.</text:span><text:span text:style-name="T2">96</text:span><text:span text:style-name="T1">/2</text:span><text:span text:style-name="T2">8</text:span><text:span text:style-name="T1"> </text:span></text:p>
      <text:p text:style-name="P2"><text:s text:c="26"/>→<text:span text:style-name="T2"> <text:s/></text:span>172.20.31.<text:span text:style-name="T2">128</text:span>/2<text:span text:style-name="T2">8</text:span> </text:p>
      <text:p text:style-name="P3"><text:span text:style-name="T1"><text:s text:c="26"/>→</text:span><text:span text:style-name="T2"> <text:s/></text:span><text:span text:style-name="T1">172.20.31.</text:span><text:span text:style-name="T2">144</text:span><text:span text:style-name="T1">/2</text:span><text:span text:style-name="T2">8</text:span><text:span text:style-name="T1"> </text:span></text:p>
      <text:p text:style-name="P3"><text:span text:style-name="T1"><text:s text:c="26"/>→</text:span><text:span text:style-name="T2"> <text:s/></text:span><text:span text:style-name="T1">172.20.31.</text:span><text:span text:style-name="T2">160</text:span><text:span text:style-name="T1">/2</text:span><text:span text:style-name="T2">8</text:span><text:span text:style-name="T1"> </text:span></text:p>
      <text:p text:style-name="P3"><text:span text:style-name="T1"><text:s text:c="26"/>→</text:span><text:span text:style-name="T2"> <text:s/></text:span><text:span text:style-name="T1">172.20.31.</text:span><text:span text:style-name="T2">17</text:span><text:span text:style-name="T3">6</text:span><text:span text:style-name="T1">/2</text:span><text:span text:style-name="T2">8</text:span><text:span text:style-name="T1"> </text:span></text:p>
      <text:p text:style-name="P5"><text:span text:style-name="T1"><text:s text:c="26"/>→</text:span><text:span text:style-name="T2"> <text:s/></text:span><text:span text:style-name="T1">172.20.31.</text:span><text:span text:style-name="T3">192</text:span><text:span text:style-name="T1">/2</text:span><text:span text:style-name="T2">8</text:span></text:p>
      <text:p text:style-name="P5"><text:span text:style-name="T1"><text:s text:c="26"/>→</text:span><text:span text:style-name="T2"> <text:s/></text:span><text:span text:style-name="T1">172.20.31.</text:span><text:span text:style-name="T3">208</text:span><text:span text:style-name="T1">/2</text:span><text:span text:style-name="T2">8</text:span><text:span text:style-name="T1"> </text:span></text:p>
      <text:p text:style-name="P5"><text:span text:style-name="T1"><text:s text:c="26"/>→</text:span><text:span text:style-name="T2"> <text:s/></text:span><text:span text:style-name="T1">172.20.31.</text:span><text:span text:style-name="T3">224</text:span><text:span text:style-name="T1">/2</text:span><text:span text:style-name="T2">8</text:span><text:span text:style-name="T1"> </text:span></text:p>
      <text:p text:style-name="P5"><text:span text:style-name="T1"><text:s text:c="26"/>→</text:span><text:span text:style-name="T2"> <text:s/></text:span><text:span text:style-name="T1">172.20.31.</text:span><text:span text:style-name="T3">240</text:span><text:span text:style-name="T1">/2</text:span><text:span text:style-name="T2">8</text:span><text:span text:style-name="T1"> <text:s/></text:span></text:p>
      <text:p text:style-name="P5"/>
      <text:p text:style-name="P1">caso 3 <text:s/>/<text:span text:style-name="T2">25</text:span></text:p>
      <text:p text:style-name="P1"/>
      <text:p text:style-name="P4">25 24 = 1 bit 2 redes </text:p>
      <text:p text:style-name="P4"/>
      <text:p text:style-name="P2">172.20.31.<text:span text:style-name="T2">x</text:span>/2<text:span text:style-name="T2">5 <text:s/></text:span>→<text:span text:style-name="T2"> </text:span>172.20.31.<text:span text:style-name="T2">0</text:span>/2<text:span text:style-name="T2">5</text:span> </text:p>
      <text:p text:style-name="P2"><text:s text:c="26"/>→<text:span text:style-name="T2"> <text:s/></text:span>172.20.31.<text:span text:style-name="T2">128</text:span>/2<text:span text:style-name="T2">5</text:span> </text:p>
      <text:p text:style-name="P2"/>
      <text:p text:style-name="P1">caso 4 /<text:span text:style-name="T2">25</text:span></text:p>
      <text:p text:style-name="P1"/>
      <text:p text:style-name="P4">25 24= 1 bit 2 redes</text:p>
      <text:p text:style-name="P1"/>
      <text:p text:style-name="P2">172.20.31.<text:span text:style-name="T2">x</text:span>/2<text:span text:style-name="T2">5 <text:s/></text:span>→<text:span text:style-name="T2"> </text:span>172.20.31.<text:span text:style-name="T2">0</text:span>/2<text:span text:style-name="T2">5</text:span> </text:p>
      <text:p text:style-name="P2"><text:s text:c="26"/>→<text:span text:style-name="T2"> <text:s/></text:span>172.20.31.<text:span text:style-name="T2">128</text:span>/2<text:span text:style-name="T2">5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5T14:01:01.168814161</meta:creation-date>
    <dc:date>2023-01-25T14:24:40.035411641</dc:date>
    <meta:editing-duration>PT2M4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83" meta:character-count="1008" meta:non-whitespace-character-count="498"/>
  </office:meta>
</office:document-meta>
</file>